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0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5.367cm"/>
    </style:style>
    <style:style style:name="co5" style:family="table-column">
      <style:table-column-properties fo:break-before="auto" style:column-width="26.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mi6r2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A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</table:table-row>
        <table:table-row table:style-name="ro1">
          <table:table-cell office:value-type="string" calcext:value-type="string">
            <text:p>C201 C202 C203 C213 C214 C21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10 C204 C205 C211 C206 C207 C212 C208 C209 C222 C216 C217 C223 C218 C219 C224 C220 C221 C405 C402 C403 C408 C407 C404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01 C302 C40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/16V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35V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201 D202 D203 D204 D205 D20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ZT52B5V6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iotec.com/tl_files/diotec/files/pdf/datasheets/bzt52b2v4.pdf</text:p>
          </table:table-cell>
        </table:table-row>
        <table:table-row table:style-name="ro1">
          <table:table-cell office:value-type="string" calcext:value-type="string">
            <text:p>D301 D3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4148</text:p>
          </table:table-cell>
          <table:table-cell office:value-type="string" calcext:value-type="string">
            <text:p>Diode_SMD:D_0805_2012Metric</text:p>
          </table:table-cell>
          <table:table-cell/>
        </table:table-row>
        <table:table-row table:style-name="ro1">
          <table:table-cell office:value-type="string" calcext:value-type="string">
            <text:p>D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40-E3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vishay.com/docs/88946/b120.pdf</text:p>
          </table:table-cell>
        </table:table-row>
        <table:table-row table:style-name="ro1">
          <table:table-cell office:value-type="string" calcext:value-type="string">
            <text:p>F201 F202 F203 F204 F205 F20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005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TerminalBlock_Phoenix:TerminalBlock_Phoenix_MKDS-1,5-12-5.08_1x12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TerminalBlock_Phoenix:TerminalBlock_Phoenix_MKDS-1,5-6-5.08_1x06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erminalBlock_Phoenix:TerminalBlock_Phoenix_MKDS-1,5-4-5.08_1x04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K301 K3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-12</text:p>
          </table:table-cell>
          <table:table-cell office:value-type="string" calcext:value-type="string">
            <text:p>jt_relay:Relay_SPDT_RAYEX ELEC_LEG_Series_Form_1C</text:p>
          </table:table-cell>
          <table:table-cell office:value-type="string" calcext:value-type="string">
            <text:p>https://www.tme.eu/Document/311affc211749c2a4c93ad074af62b72/LEG-SERIES.pdf</text:p>
          </table:table-cell>
        </table:table-row>
        <table:table-row table:style-name="ro1">
          <table:table-cell office:value-type="string" calcext:value-type="string">
            <text:p>Q301 Q30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office:value-type="string" calcext:value-type="string">
            <text:p>R202 R201 R204 R203 R206 R205 R226 R225 R228 R227 R230 R229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07 R210 R212 R215 R217 R220 R231 R234 R236 R239 R241 R244 R401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09 R208 R214 R213 R219 R218 R233 R232 R238 R237 R243 R242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11 R216 R221 R235 R240 R24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2 R223 R224 R246 R247 R24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3 R3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5 R301 R306 R30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201 U202 U203 U204 U205 U20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HC4052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ti.com/lit/ds/symlink/cd4052b.pdf</text:p>
          </table:table-cell>
        </table:table-row>
        <table:table-row table:style-name="ro1">
          <table:table-cell office:value-type="string" calcext:value-type="string">
            <text:p>U4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datasheets.maximintegrated.com/en/ds/MAX1487E-MAX491E.pdf</text:p>
          </table:table-cell>
        </table:table-row>
        <table:table-row table:style-name="ro1">
          <table:table-cell office:value-type="string" calcext:value-type="string">
            <text:p>U4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12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</table:table-row>
        <table:table-row table:style-name="ro1">
          <table:table-cell office:value-type="string" calcext:value-type="string">
            <text:p>U4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ti.com/lit/ds/symlink/sn74hc595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29" meta:object-count="0"/>
    <meta:generator>LibreOffice/6.3.4.2$Linux_X86_64 LibreOffice_project/60da17e045e08f1793c57c00ba83cdfce946d0aa</meta:generator>
  </office:meta>
</office:document-meta>
</file>